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5" style:family="text"/>
    <style:style style:name="T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</office:automatic-styles>
  <office:body>
    <office:text>
      <text:p text:style-name="P1"><text:span text:style-name="T1_1">Convertir</text:span><text:span text:style-name="T1_2"><text:s/></text:span><text:span text:style-name="T1_3">el</text:span><text:span text:style-name="T1_4"><text:s/></text:span><text:span text:style-name="T1_5">archivo</text:span><text:span text:style-name="T1_6"><text:s/>“</text:span><text:span text:style-name="T1_7">unidades</text:span><text:span text:style-name="T1_8">.</text:span><text:span text:style-name="T1_9">htm</text:span><text:span text:style-name="T1_10">”<text:s/></text:span><text:span text:style-name="T1_11">a</text:span><text:span text:style-name="T1_12"><text:s/>"</text:span><text:span text:style-name="T1_13">XXX</text:span><text:span text:style-name="T1_14">_</text:span><text:span text:style-name="T1_15">unidades</text:span><text:span text:style-name="T1_16">.</text:span><text:span text:style-name="T1_17">txt</text:span><text:span text:style-name="T1_18">"</text:span></text:p>
      <text:p text:style-name="P2"><text:span text:style-name="T2_1">1</text:span><text:span text:style-name="T2_2">ro</text:span><text:span text:style-name="T2_3">.<text:s/></text:span><text:span text:style-name="T2_4">Copiar</text:span><text:span text:style-name="T2_5"><text:s/>"</text:span><text:span text:style-name="T2_6">a</text:span><text:span text:style-name="T2_7"><text:s/></text:span><text:span text:style-name="T2_8">mano</text:span><text:span text:style-name="T2_9">"<text:s/></text:span><text:span text:style-name="T2_10">todo</text:span><text:span text:style-name="T2_11"><text:s/></text:span><text:span text:style-name="T2_12">el</text:span><text:span text:style-name="T2_13"><text:s/></text:span><text:span text:style-name="T2_14">archivo</text:span><text:span text:style-name="T2_15"><text:s/></text:span><text:span text:style-name="T2_16">a</text:span><text:span text:style-name="T2_17"><text:s/>“</text:span><text:span text:style-name="T2_18">XXX</text:span><text:span text:style-name="T2_19">_</text:span><text:span text:style-name="T2_20">unidades</text:span><text:span text:style-name="T2_21">.</text:span><text:span text:style-name="T2_22">dflt</text:span><text:span text:style-name="T2_23">”<text:s/></text:span></text:p>
      <text:p text:style-name="P3"/>
      <text:p text:style-name="P4"><text:span text:style-name="T4_1">2</text:span><text:span text:style-name="T4_2">do</text:span><text:span text:style-name="T4_3">.<text:s/></text:span><text:span text:style-name="T4_4">Filtrar</text:span><text:span text:style-name="T4_5"><text:s/></text:span><text:span text:style-name="T4_6">sólo</text:span><text:span text:style-name="T4_7"><text:s/></text:span><text:span text:style-name="T4_8">los</text:span><text:span text:style-name="T4_9"><text:s/></text:span><text:span text:style-name="T4_10">campos</text:span><text:span text:style-name="T4_11"><text:s/></text:span><text:span text:style-name="T4_12">que</text:span><text:span text:style-name="T4_13"><text:s/></text:span><text:span text:style-name="T4_14">me</text:span><text:span text:style-name="T4_15"><text:s/></text:span><text:span text:style-name="T4_16">interesan</text:span></text:p>
      <text:p text:style-name="P5"><text:span text:style-name="T5_1">egrep</text:span><text:span text:style-name="T5_2"><text:s/>"^3.3.|</text:span><text:span text:style-name="T5_3">Símbolo</text:span><text:span text:style-name="T5_4">|</text:span><text:span text:style-name="T5_5">Capacidad</text:span><text:span text:style-name="T5_6"><text:s/></text:span><text:span text:style-name="T5_7">de</text:span><text:span text:style-name="T5_8"><text:s/></text:span><text:span text:style-name="T5_9">uso</text:span><text:span text:style-name="T5_10">|</text:span><text:span text:style-name="T5_11">Índice</text:span><text:span text:style-name="T5_12">"<text:s/></text:span><text:span text:style-name="T5_13">jesusMariaAvellaneda</text:span><text:span text:style-name="T5_14">_</text:span><text:span text:style-name="T5_15">unidades</text:span><text:span text:style-name="T5_16">.</text:span><text:span text:style-name="T5_17">dflt</text:span><text:span text:style-name="T5_18"><text:s/>&gt;<text:s/></text:span><text:span text:style-name="T5_19">jesusMariaAvellaneda</text:span><text:span text:style-name="T5_20">_</text:span><text:span text:style-name="T5_21">unidades</text:span><text:span text:style-name="T5_22">.</text:span><text:span text:style-name="T5_23">temp</text:span></text:p>
      <text:p text:style-name="P6"/>
      <text:p text:style-name="P7"><text:span text:style-name="T7_1">3</text:span><text:span text:style-name="T7_2">ro</text:span><text:span text:style-name="T7_3">.<text:s/></text:span><text:span text:style-name="T7_4">Verificar</text:span><text:span text:style-name="T7_5"><text:s/></text:span><text:span text:style-name="T7_6">que</text:span><text:span text:style-name="T7_7"><text:s/></text:span><text:span text:style-name="T7_8">las</text:span><text:span text:style-name="T7_9"><text:s/></text:span><text:span text:style-name="T7_10">cantidades</text:span><text:span text:style-name="T7_11"><text:s/></text:span><text:span text:style-name="T7_12">coincidan</text:span></text:p>
      <text:p text:style-name="P8"><text:span text:style-name="T8_1">egrep</text:span><text:span text:style-name="T8_2"><text:s/>"^3.3."<text:s/></text:span><text:span text:style-name="T8_3">rioTercero</text:span><text:span text:style-name="T8_4">_</text:span><text:span text:style-name="T8_5">unidades</text:span><text:span text:style-name="T8_6">.</text:span><text:span text:style-name="T8_7">temp</text:span><text:span text:style-name="T8_8"><text:s/>|<text:s/></text:span><text:span text:style-name="T8_9">wc</text:span><text:span text:style-name="T8_10"><text:s/>-</text:span><text:span text:style-name="T8_11">l</text:span></text:p>
      <text:p text:style-name="P9"><text:span text:style-name="T9_1">egrep</text:span><text:span text:style-name="T9_2"><text:s/>"^</text:span><text:span text:style-name="T9_3">S</text:span><text:span text:style-name="T9_4">"<text:s/></text:span><text:span text:style-name="T9_5">rioTercero</text:span><text:span text:style-name="T9_6">_</text:span><text:span text:style-name="T9_7">unidades</text:span><text:span text:style-name="T9_8">.</text:span><text:span text:style-name="T9_9">temp</text:span><text:span text:style-name="T9_10"><text:s/>|<text:s/></text:span><text:span text:style-name="T9_11">wc</text:span><text:span text:style-name="T9_12"><text:s/>-</text:span><text:span text:style-name="T9_13">l</text:span></text:p>
      <text:p text:style-name="P10"><text:span text:style-name="T10_1">egrep</text:span><text:span text:style-name="T10_2"><text:s/>"^</text:span><text:span text:style-name="T10_3">C</text:span><text:span text:style-name="T10_4">"<text:s/></text:span><text:span text:style-name="T10_5">rioTercero</text:span><text:span text:style-name="T10_6">_</text:span><text:span text:style-name="T10_7">unidades</text:span><text:span text:style-name="T10_8">.</text:span><text:span text:style-name="T10_9">temp</text:span><text:span text:style-name="T10_10"><text:s/>|<text:s/></text:span><text:span text:style-name="T10_11">wc</text:span><text:span text:style-name="T10_12"><text:s/>-</text:span><text:span text:style-name="T10_13">l</text:span></text:p>
      <text:p text:style-name="P11"><text:span text:style-name="T11_1">egrep</text:span><text:span text:style-name="T11_2"><text:s/>"^</text:span><text:span text:style-name="T11_3">Í</text:span><text:span text:style-name="T11_4">"<text:s/></text:span><text:span text:style-name="T11_5">rioTercero</text:span><text:span text:style-name="T11_6">_</text:span><text:span text:style-name="T11_7">unidades</text:span><text:span text:style-name="T11_8">.</text:span><text:span text:style-name="T11_9">temp</text:span><text:span text:style-name="T11_10"><text:s/>|<text:s/></text:span><text:span text:style-name="T11_11">wc</text:span><text:span text:style-name="T11_12"><text:s/>-</text:span><text:span text:style-name="T11_13">l</text:span></text:p>
      <text:p text:style-name="P12"/>
      <text:p text:style-name="P13"><text:span text:style-name="T13_1">4</text:span><text:span text:style-name="T13_2">to</text:span><text:span text:style-name="T13_3">.<text:s/></text:span><text:span text:style-name="T13_4">Agregar</text:span><text:span text:style-name="T13_5"><text:s/></text:span><text:span text:style-name="T13_6">campos</text:span><text:span text:style-name="T13_7"><text:s/></text:span><text:span text:style-name="T13_8">faltantes</text:span></text:p>
      <text:p text:style-name="P14"><text:span text:style-name="T14_1">%</text:span><text:span text:style-name="T14_2">s</text:span><text:span text:style-name="T14_3">/^3.3./</text:span><text:span text:style-name="T14_4">Descripción</text:span><text:span text:style-name="T14_5">:<text:s/>\</text:span><text:span text:style-name="T14_6">rSeries</text:span><text:span text:style-name="T14_7">:<text:s/>\</text:span><text:span text:style-name="T14_8">rPorcentajes</text:span><text:span text:style-name="T14_9">:<text:s/>\</text:span><text:span text:style-name="T14_10">r</text:span><text:span text:style-name="T14_11">3.3./</text:span><text:span text:style-name="T14_12">g</text:span></text:p>
      <text:p text:style-name="P15"/>
      <text:p text:style-name="P16"><text:span text:style-name="T16_1">5</text:span><text:span text:style-name="T16_2">to</text:span><text:span text:style-name="T16_3">.<text:s/></text:span><text:span text:style-name="T16_4">Agregar</text:span><text:span text:style-name="T16_5"><text:s/></text:span><text:span text:style-name="T16_6">los</text:span><text:span text:style-name="T16_7"><text:s/></text:span><text:span text:style-name="T16_8">siguientes</text:span><text:span text:style-name="T16_9"><text:s/></text:span><text:span text:style-name="T16_10">campos</text:span><text:span text:style-name="T16_11"><text:s/></text:span><text:span text:style-name="T16_12">al</text:span><text:span text:style-name="T16_13"><text:s/></text:span><text:span text:style-name="T16_14">final</text:span><text:span text:style-name="T16_15"><text:s/></text:span><text:span text:style-name="T16_16">del</text:span><text:span text:style-name="T16_17"><text:s/></text:span><text:span text:style-name="T16_18">archivo</text:span><text:span text:style-name="T16_19"><text:s/></text:span><text:span text:style-name="T16_20">y</text:span><text:span text:style-name="T16_21"><text:s/></text:span><text:span text:style-name="T16_22">sacarlos</text:span><text:span text:style-name="T16_23"><text:s/></text:span><text:span text:style-name="T16_24">del</text:span><text:span text:style-name="T16_25"><text:s/></text:span><text:span text:style-name="T16_26">principio</text:span></text:p>
      <text:p text:style-name="P17"><text:span text:style-name="T17_1">Descripción</text:span><text:span text:style-name="T17_2">:<text:s/><text:line-break/></text:span><text:span text:style-name="T17_3">Series</text:span><text:span text:style-name="T17_4">:<text:s/><text:line-break/></text:span><text:span text:style-name="T17_5">Porcentajes</text:span><text:span text:style-name="T17_6">:<text:s/></text:span></text:p>
      <text:p text:style-name="P18"/>
      <text:p text:style-name="P19"><text:span text:style-name="T19_1">6</text:span><text:span text:style-name="T19_2">to</text:span><text:span text:style-name="T19_3">.<text:s/></text:span><text:span text:style-name="T19_4">Agregar</text:span><text:span text:style-name="T19_5"><text:s/></text:span><text:span text:style-name="T19_6">las</text:span><text:span text:style-name="T19_7"><text:s/></text:span><text:span text:style-name="T19_8">lineas</text:span><text:span text:style-name="T19_9"><text:s/></text:span><text:span text:style-name="T19_10">divisorias</text:span></text:p>
      <text:p text:style-name="P20"><text:span text:style-name="T20_1">%</text:span><text:span text:style-name="T20_2">s</text:span><text:span text:style-name="T20_3">/^3.3./--------------------------------------------------------------------------------------------------------------------------------------------------------------\</text:span><text:span text:style-name="T20_4">r</text:span><text:span text:style-name="T20_5">3.3./</text:span><text:span text:style-name="T20_6">g</text:span></text:p>
      <text:p text:style-name="P21"/>
      <text:p text:style-name="P22"><text:span text:style-name="T22_1">7</text:span><text:span text:style-name="T22_2">mo</text:span><text:span text:style-name="T22_3">.<text:s/></text:span><text:span text:style-name="T22_4">SÓLO</text:span><text:span text:style-name="T22_5"><text:s/></text:span><text:span text:style-name="T22_6">SI</text:span><text:span text:style-name="T22_7"><text:s/></text:span><text:span text:style-name="T22_8">ES</text:span><text:span text:style-name="T22_9"><text:s/></text:span><text:span text:style-name="T22_10">NECESARIO</text:span><text:span text:style-name="T22_11">:<text:s/></text:span><text:span text:style-name="T22_12">Normalizar</text:span><text:span text:style-name="T22_13"><text:s/></text:span><text:span text:style-name="T22_14">los</text:span><text:span text:style-name="T22_15"><text:s/></text:span><text:span text:style-name="T22_16">campos</text:span><text:span text:style-name="T22_17"><text:s/></text:span><text:span text:style-name="T22_18">requeridos</text:span></text:p>
      <text:p text:style-name="P23"><text:span text:style-name="T23_1">%</text:span><text:span text:style-name="T23_2">s</text:span><text:span text:style-name="T23_3">/^\</text:span><text:span text:style-name="T23_4">s</text:span><text:span text:style-name="T23_5">\+</text:span></text:p>
      <text:p text:style-name="P24"><text:span text:style-name="T24_1">%</text:span><text:span text:style-name="T24_2">s</text:span><text:span text:style-name="T24_3">/<text:s/>-<text:s/>/\</text:span><text:span text:style-name="T24_4">r</text:span><text:span text:style-name="T24_5">/</text:span><text:span text:style-name="T24_6">g</text:span></text:p>
      <text:p text:style-name="P25"/>
      <text:p text:style-name="P26"><text:span text:style-name="T26_1">8</text:span><text:span text:style-name="T26_2">vo</text:span><text:span text:style-name="T26_3">.<text:s/></text:span><text:span text:style-name="T26_4">Completar</text:span><text:span text:style-name="T26_5"><text:s/></text:span><text:span text:style-name="T26_6">los</text:span><text:span text:style-name="T26_7"><text:s/></text:span><text:span text:style-name="T26_8">datos</text:span><text:span text:style-name="T26_9"><text:s/>“</text:span><text:span text:style-name="T26_10">a</text:span><text:span text:style-name="T26_11"><text:s/></text:span><text:span text:style-name="T26_12">mano</text:span><text:span text:style-name="T26_13">”</text:span></text:p>
      <text:p text:style-name="P27"/>
      <text:p text:style-name="P28"><text:span text:style-name="T28_1">9</text:span><text:span text:style-name="T28_2">no</text:span><text:span text:style-name="T28_3">.<text:s/></text:span><text:span text:style-name="T28_4">Chequear</text:span><text:span text:style-name="T28_5"><text:s/></text:span><text:span text:style-name="T28_6">que</text:span><text:span text:style-name="T28_7"><text:s/></text:span><text:span text:style-name="T28_8">todo</text:span><text:span text:style-name="T28_9"><text:s/></text:span><text:span text:style-name="T28_10">esté</text:span><text:span text:style-name="T28_11"><text:s/></text:span><text:span text:style-name="T28_12">correcto</text:span></text:p>
      <text:p text:style-name="P29"><text:span text:style-name="T29_1">grep</text:span><text:span text:style-name="T29_2"><text:s/>"3.3."<text:s/>*_</text:span><text:span text:style-name="T29_3">unidades</text:span><text:span text:style-name="T29_4">.</text:span><text:span text:style-name="T29_5">temp</text:span><text:span text:style-name="T29_6"><text:s/>|<text:s/></text:span><text:span text:style-name="T29_7">wc</text:span><text:span text:style-name="T29_8"><text:s/>-</text:span><text:span text:style-name="T29_9">l</text:span></text:p>
      <text:p text:style-name="P30"><text:span text:style-name="T30_1">grep</text:span><text:span text:style-name="T30_2"><text:s/>"^</text:span><text:span text:style-name="T30_3">Símbolo</text:span><text:span text:style-name="T30_4">"<text:s/>*_</text:span><text:span text:style-name="T30_5">unidades</text:span><text:span text:style-name="T30_6">.</text:span><text:span text:style-name="T30_7">temp</text:span><text:span text:style-name="T30_8"><text:s/>|<text:s/></text:span><text:span text:style-name="T30_9">wc</text:span><text:span text:style-name="T30_10"><text:s/>-</text:span><text:span text:style-name="T30_11">l</text:span></text:p>
      <text:p text:style-name="P31"><text:span text:style-name="T31_1">grep</text:span><text:span text:style-name="T31_2"><text:s/>"^</text:span><text:span text:style-name="T31_3">Capacidad</text:span><text:span text:style-name="T31_4">"<text:s/>*_</text:span><text:span text:style-name="T31_5">unidades</text:span><text:span text:style-name="T31_6">.</text:span><text:span text:style-name="T31_7">temp</text:span><text:span text:style-name="T31_8"><text:s/>|<text:s/></text:span><text:span text:style-name="T31_9">wc</text:span><text:span text:style-name="T31_10"><text:s/>-</text:span><text:span text:style-name="T31_11">l</text:span></text:p>
      <text:p text:style-name="P32"><text:span text:style-name="T32_1">grep</text:span><text:span text:style-name="T32_2"><text:s/>"^</text:span><text:span text:style-name="T32_3">Índice</text:span><text:span text:style-name="T32_4">"<text:s/>*_</text:span><text:span text:style-name="T32_5">unidades</text:span><text:span text:style-name="T32_6">.</text:span><text:span text:style-name="T32_7">temp</text:span><text:span text:style-name="T32_8"><text:s/>|<text:s/></text:span><text:span text:style-name="T32_9">wc</text:span><text:span text:style-name="T32_10"><text:s/>-</text:span><text:span text:style-name="T32_11">l</text:span></text:p>
      <text:p text:style-name="P33"><text:span text:style-name="T33_1">grep</text:span><text:span text:style-name="T33_2"><text:s/>"^</text:span><text:span text:style-name="T33_3">Descripción</text:span><text:span text:style-name="T33_4">"<text:s/>*_</text:span><text:span text:style-name="T33_5">unidades</text:span><text:span text:style-name="T33_6">.</text:span><text:span text:style-name="T33_7">temp</text:span><text:span text:style-name="T33_8"><text:s/>|<text:s/></text:span><text:span text:style-name="T33_9">wc</text:span><text:span text:style-name="T33_10"><text:s/>-</text:span><text:span text:style-name="T33_11">l</text:span></text:p>
      <text:p text:style-name="P34"><text:span text:style-name="T34_1">grep</text:span><text:span text:style-name="T34_2"><text:s/>"^</text:span><text:span text:style-name="T34_3">Series</text:span><text:span text:style-name="T34_4">"<text:s/>*_</text:span><text:span text:style-name="T34_5">unidades</text:span><text:span text:style-name="T34_6">.</text:span><text:span text:style-name="T34_7">temp</text:span><text:span text:style-name="T34_8"><text:s/>|<text:s/></text:span><text:span text:style-name="T34_9">wc</text:span><text:span text:style-name="T34_10"><text:s/>-</text:span><text:span text:style-name="T34_11">l</text:span><text:span text:style-name="T34_12"><text:s/></text:span></text:p>
      <text:p text:style-name="P35"><text:span text:style-name="T35_1">grep</text:span><text:span text:style-name="T35_2"><text:s/>"^</text:span><text:span text:style-name="T35_3">Porcentajes</text:span><text:span text:style-name="T35_4">"<text:s/>*_</text:span><text:span text:style-name="T35_5">unidades</text:span><text:span text:style-name="T35_6">.</text:span><text:span text:style-name="T35_7">temp</text:span><text:span text:style-name="T35_8"><text:s/>|<text:s/></text:span><text:span text:style-name="T35_9">wc</text:span><text:span text:style-name="T35_10"><text:s/>-</text:span><text:span text:style-name="T35_11">l</text:span></text:p>
      <text:p text:style-name="P36"><text:span text:style-name="T36_1">grep</text:span><text:span text:style-name="T36_2"><text:s/>"%"<text:s/>*_</text:span><text:span text:style-name="T36_3">unidades</text:span><text:span text:style-name="T36_4">.</text:span><text:span text:style-name="T36_5">temp</text:span><text:span text:style-name="T36_6"><text:s/></text:span></text:p>
      <text:p text:style-name="P37"/>
      <text:p text:style-name="P38"><text:span text:style-name="T38_1">10</text:span><text:span text:style-name="T38_2">mo</text:span><text:span text:style-name="T38_3">.<text:s/></text:span><text:span text:style-name="T38_4">Eliminar</text:span><text:span text:style-name="T38_5"><text:s/></text:span><text:span text:style-name="T38_6">las</text:span><text:span text:style-name="T38_7"><text:s/></text:span><text:span text:style-name="T38_8">lineas</text:span><text:span text:style-name="T38_9"><text:s/></text:span><text:span text:style-name="T38_10">que</text:span><text:span text:style-name="T38_11"><text:s/></text:span><text:span text:style-name="T38_12">ya</text:span><text:span text:style-name="T38_13"><text:s/></text:span><text:span text:style-name="T38_14">no</text:span><text:span text:style-name="T38_15"><text:s/></text:span><text:span text:style-name="T38_16">necesito</text:span></text:p>
      <text:p text:style-name="P39"><text:span text:style-name="T39_1">grep</text:span><text:span text:style-name="T39_2"><text:s/>-</text:span><text:span text:style-name="T39_3">v</text:span><text:span text:style-name="T39_4"><text:s/>"^3.3."<text:s/>*_</text:span><text:span text:style-name="T39_5">unidades</text:span><text:span text:style-name="T39_6">.</text:span><text:span text:style-name="T39_7">temp</text:span><text:span text:style-name="T39_8"><text:s/>&gt;<text:s/></text:span><text:span text:style-name="T39_9">jesusMariaAvellaneda</text:span><text:span text:style-name="T39_10">_</text:span><text:span text:style-name="T39_11">unidades</text:span><text:span text:style-name="T39_12">.</text:span><text:span text:style-name="T39_13">txt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